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16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8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0000" fo:font-weight="normal" style:font-weight-asian="normal" style:font-weight-complex="normal"/>
    </style:style>
    <style:style style:name="ce5" style:family="table-cell" style:parent-style-name="Default">
      <style:text-properties fo:color="#ff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bilan avancement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Tâches</text:p>
          </table:table-cell>
          <table:table-cell table:style-name="ce2" office:value-type="string">
            <text:p>État</text:p>
          </table:table-cell>
          <table:table-cell/>
        </table:table-row>
        <table:table-row table:style-name="ro1">
          <table:table-cell/>
          <table:table-cell table:style-name="ce3" office:value-type="string">
            <text:p>création des eNBS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création des cellules avec eNBs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affectation des Rbs par cellule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définition des voisins à un saut de chaque cellule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étape exploration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ffectation des users sur les Rbs par cellule ==&gt; phase d'exploration de l'algo (affectation aléatoire)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caclul des distances entre chaque user et son eNB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calcul des probabilités de collision pour chaque cellule (taux de collision) à t=1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calcul SINR pour les Rbs en confl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lul de la fct de récomp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struction de la matrice RNTP à t=1 (étape d'initialisation)</text:p>
          </table:table-cell>
          <table:table-cell office:value-type="string">
            <text:p>ok</text:p>
          </table:table-cell>
          <table:table-cell office:value-type="string">
            <text:p>elle contient des 1 et des 0</text:p>
          </table:table-cell>
        </table:table-row>
        <table:table-row table:style-name="ro1">
          <table:table-cell office:value-type="string">
            <text:p>étape exploi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étecter les Rbs qui ne sont pas bon dans une cellu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oisir pr chaque RB pas bon un autre RB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prise en compte de la matrice RNTP dans l'alg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se en compte du msg CQ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se en compte du msg HI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éfinir le voisinage à deux sauts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office:value-type="string">
            <text:p>Objectif : réduire le nbre d'interférences en calculant une fct de récompense</text:p>
          </table:table-cell>
          <table:table-cell table:number-columns-repeated="2"/>
        </table:table-row>
        <table:table-row table:style-name="ro2" table:number-rows-repeated="52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7/08/2013</text:date>, <text:time>10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7:18:28.11</meta:creation-date>
    <dc:date>2013-08-07T10:42:41.93</dc:date>
    <meta:editing-duration>P1DT1H1M45S</meta:editing-duration>
    <meta:editing-cycles>12</meta:editing-cycles>
    <meta:generator>OpenOffice/4.0.0$Win32 OpenOffice.org_project/400m3$Build-9702</meta:generator>
    <dc:creator>Nora IZRI</dc:creator>
    <meta:document-statistic meta:table-count="1" meta:cell-count="31" meta:object-count="0"/>
  </office:meta>
</office:document-meta>
</file>